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haroni" svg:font-family="Aharon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size-asian="12pt" style:font-name-complex="Times New Roman1" style:font-size-complex="12pt"/>
    </style:style>
    <style:style style:name="P2" style:family="paragraph" style:parent-style-name="Standard" style:master-page-name="Standard">
      <style:paragraph-properties fo:text-align="center" style:justify-single-word="false" style:page-number="auto"/>
      <style:text-properties style:font-name="Arial1" fo:font-size="16pt" fo:font-weight="bold" style:font-size-asian="16pt" style:font-weight-asian="bold" style:font-name-complex="Arial2" style:font-size-complex="16pt"/>
    </style:style>
    <style:style style:name="P3" style:family="paragraph" style:parent-style-name="Standard">
      <style:text-properties style:font-name="Times New Roman" fo:font-size="12pt" fo:font-weight="bold" style:font-size-asian="12pt" style:font-weight-asian="bold" style:font-name-complex="Times New Roman1" style:font-size-complex="12pt"/>
    </style:style>
    <style:style style:name="P4" style:family="paragraph" style:parent-style-name="Standard">
      <style:text-properties fo:font-size="14pt" style:font-size-asian="14pt" style:font-name-complex="Aharoni" style:font-size-complex="14pt"/>
    </style:style>
    <style:style style:name="P5" style:family="paragraph" style:parent-style-name="Standard">
      <style:paragraph-properties fo:margin-left="0in" fo:margin-right="0in" fo:text-indent="0.5in" style:auto-text-indent="false"/>
    </style:style>
    <style:style style:name="P6" style:family="paragraph" style:parent-style-name="Standard">
      <style:paragraph-properties fo:margin-left="0.5in" fo:margin-right="0in" fo:text-indent="0.5in" style:auto-text-indent="false"/>
    </style:style>
    <style:style style:name="P7" style:family="paragraph" style:parent-style-name="List_20_Paragraph" style:list-style-name="WWNum1">
      <style:text-properties style:font-name="Times New Roman" fo:font-size="12pt" fo:font-weight="bold" style:font-size-asian="12pt" style:font-weight-asian="bold" style:font-name-complex="Times New Roman1" style:font-size-complex="12pt"/>
    </style:style>
    <style:style style:name="T1" style:family="text">
      <style:text-properties style:font-name="Arial1" fo:font-size="12pt" style:font-size-asian="12pt" style:font-name-complex="Arial2" style:font-size-complex="12pt"/>
    </style:style>
    <style:style style:name="T2" style:family="text">
      <style:text-properties style:font-name="Times New Roman" fo:font-size="14pt" style:font-size-asian="14pt" style:font-name-complex="Aharoni" style:font-size-complex="14pt"/>
    </style:style>
    <style:style style:name="T3" style:family="text">
      <style:text-properties fo:font-size="14pt" style:font-size-asian="14pt" style:font-name-complex="Aharoni"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mall <text:bookmark-start text:name="_GoBack"/>Project</text:p>
      <text:p text:style-name="Standard"><text:bookmark-end text:name="_GoBack"/><text:span text:style-name="T1">The students will write a program that will request 30 records from a user (using a loop). Those records will be stored into an array and then the array will be sorted in ascending order. Finally, the array will be read and the records will be written to a file. </text:span>(means that will be putt in file and could be read from it)</text:p>
      <text:p text:style-name="P3">Project:</text:p>
      <text:list xml:id="list2633779755279249855" text:style-name="WWNum1">
        <text:list-item>
          <text:p text:style-name="P7">Ask loop array to get info from costumers 30 records</text:p>
        </text:list-item>
        <text:list-item>
          <text:p text:style-name="P7">Read that array use sort ascending </text:p>
        </text:list-item>
        <text:list-item>
          <text:p text:style-name="P7">Where sorted read array – write into file</text:p>
        </text:list-item>
      </text:list>
      <text:p text:style-name="Standard"/>
      <text:p text:style-name="Standard"><text:span text:style-name="T2">Constant Integer SIZE = 30</text:span></text:p>
      <text:p text:style-name="Standard"><text:span text:style-name="T3">Module Main ()</text:span></text:p>
      <text:p text:style-name="Standard"><text:span text:style-name="T3">Declare Real hours[SIZE]</text:span></text:p>
      <text:p text:style-name="Standard"><text:span text:style-name="T3">Declare String names[SIZE]</text:span></text:p>
      <text:p text:style-name="Standard"><text:span text:style-name="T3">Call getData(names[SIZE], hours[SIZE], SIZE)</text:span></text:p>
      <text:p text:style-name="Standard"><text:span text:style-name="T3">Call bubbleSort(names[SIZE], hours[SIZE], SIZE)</text:span></text:p>
      <text:p text:style-name="Standard"><text:span text:style-name="T3">Declare OutputFile myFile</text:span></text:p>
      <text:p text:style-name="Standard"><text:span text:style-name="T3">Open myFile "survey1.dat"</text:span><text:bookmark text:name="_GoBack1"/></text:p>
      <text:p text:style-name="Standard"><text:span text:style-name="T3">For index = 0 To SIZE -1</text:span></text:p>
      <text:p text:style-name="P5"><text:span text:style-name="T3">Write myFile names[index]</text:span></text:p>
      <text:p text:style-name="P5"><text:span text:style-name="T3">Write myFile hours[index]</text:span></text:p>
      <text:p text:style-name="Standard"><text:span text:style-name="T3">End For</text:span></text:p>
      <text:p text:style-name="Standard"><text:span text:style-name="T3">Close myFile</text:span></text:p>
      <text:p text:style-name="Standard"><text:span text:style-name="T3">Declare InputFile myFile</text:span></text:p>
      <text:p text:style-name="Standard"><text:span text:style-name="T3">Open myFile "survey1.dat"</text:span></text:p>
      <text:p text:style-name="Standard"><text:span text:style-name="T3">For index = 0 To SIZE -1</text:span></text:p>
      <text:p text:style-name="P5"><text:span text:style-name="T3">Read myFile names[index]</text:span></text:p>
      <text:p text:style-name="P5"><text:soft-page-break/><text:span text:style-name="T3">Read myFile hours[index]</text:span></text:p>
      <text:p text:style-name="Standard"><text:span text:style-name="T3">End For</text:span></text:p>
      <text:p text:style-name="Standard"><text:span text:style-name="T3">For index = 0 TO SIZE -1</text:span></text:p>
      <text:p text:style-name="P5"><text:span text:style-name="T3">Display “Here are the results of the survey:”</text:span></text:p>
      <text:p text:style-name="P5"><text:span text:style-name="T3">Display myFile names[index]</text:span></text:p>
      <text:p text:style-name="P5"><text:span text:style-name="T3">Display myFile hours[index]</text:span></text:p>
      <text:p text:style-name="Standard"><text:span text:style-name="T3">End For<text:line-break/>End Module</text:span></text:p>
      <text:p text:style-name="P4"/>
      <text:p text:style-name="Standard"><text:span text:style-name="T3">Module getData(String Ref imie[], Real Ref godziny[],Integer arraySize)</text:span></text:p>
      <text:p text:style-name="Standard"><text:span text:style-name="T3">// Loop counter</text:span></text:p>
      <text:p text:style-name="Standard"><text:span text:style-name="T3">Declare Integer index</text:span></text:p>
      <text:p text:style-name="Standard"><text:span text:style-name="T3">Display “Survey requires you to provide below information for 30 individuals.”</text:span></text:p>
      <text:p text:style-name="Standard"><text:span text:style-name="T3">// Get Information</text:span></text:p>
      <text:p text:style-name="P5"><text:span text:style-name="T3">For index = 0 To arraySize – 1</text:span></text:p>
      <text:p text:style-name="P6"><text:span text:style-name="T3">//Getting name of individuals</text:span></text:p>
      <text:p text:style-name="P6"><text:span text:style-name="T3">Display "Enter the name of individual number ", index + 1</text:span></text:p>
      <text:p text:style-name="P6"><text:span text:style-name="T3">Input imie[index]</text:span></text:p>
      <text:p text:style-name="Standard"><text:span text:style-name="T3"><text:tab/><text:tab/>//Getting hours spend on the computer</text:span></text:p>
      <text:p text:style-name="Standard"><text:span text:style-name="T3"><text:tab/><text:tab/>Display “Please input the number of hours individual spend in front</text:span></text:p>
      <text:p text:style-name="Standard"><text:span text:style-name="T3"><text:tab/><text:tab/><text:tab/> <text:s text:c="3"/>of computer over last 7 days.”</text:span></text:p>
      <text:p text:style-name="Standard"><text:span text:style-name="T3"><text:tab/><text:tab/>Input godziny[index]</text:span></text:p>
      <text:p text:style-name="P5"><text:span text:style-name="T3">End For</text:span></text:p>
      <text:p text:style-name="Standard"><text:span text:style-name="T3">End Module</text:span></text:p>
      <text:p text:style-name="P4"/>
      <text:p text:style-name="Standard"><text:span text:style-name="T3">//Sorting data ascending by hours spent on the computer </text:span></text:p>
      <text:p text:style-name="Standard"><text:soft-page-break/><text:span text:style-name="T3">Module bubbleSort(Real Ref user[], String Ref time[], Integer arraySize)</text:span></text:p>
      <text:p text:style-name="Standard"><text:span text:style-name="T3">Declare Integer maxElement</text:span></text:p>
      <text:p text:style-name="Standard"><text:span text:style-name="T3">Declare Integer index</text:span></text:p>
      <text:p text:style-name="Standard"><text:span text:style-name="T3">For maxElement = arraySize - 1 To 0 Step -1</text:span></text:p>
      <text:p text:style-name="P5"><text:span text:style-name="T3">For index = 0 To maxElement - 1</text:span></text:p>
      <text:p text:style-name="P6"><text:span text:style-name="T3">If time[index] &gt; time[index + 1] Then</text:span></text:p>
      <text:p text:style-name="P6"><text:span text:style-name="T3">Call swap(time[index], time[index + 1])</text:span></text:p>
      <text:p text:style-name="P6"><text:span text:style-name="T3">Call swap2(user[index], user[index + 1])</text:span></text:p>
      <text:p text:style-name="P6"><text:span text:style-name="T3">End If</text:span></text:p>
      <text:p text:style-name="P5"><text:span text:style-name="T3"><text:s/>End For</text:span></text:p>
      <text:p text:style-name="Standard"><text:span text:style-name="T3">End For</text:span></text:p>
      <text:p text:style-name="Standard"><text:span text:style-name="T3">End Module</text:span></text:p>
      <text:p text:style-name="P4"/>
      <text:p text:style-name="Standard"><text:span text:style-name="T3">Module swap(Real Ref a, Real Ref b)</text:span></text:p>
      <text:p text:style-name="P5"><text:span text:style-name="T3">Declare Real temp</text:span></text:p>
      <text:p text:style-name="P5"><text:span text:style-name="T3">Set temp = a</text:span></text:p>
      <text:p text:style-name="P5"><text:span text:style-name="T3">Set a = b</text:span></text:p>
      <text:p text:style-name="P5"><text:span text:style-name="T3">Set b = temp</text:span></text:p>
      <text:p text:style-name="Standard"><text:span text:style-name="T3">End Module</text:span></text:p>
      <text:p text:style-name="Standard"><text:span text:style-name="T3">Module swap2 (String Ref c, String Ref d)</text:span></text:p>
      <text:p text:style-name="P5"><text:span text:style-name="T3">Declare String temp2</text:span></text:p>
      <text:p text:style-name="P5"><text:span text:style-name="T3">Set temp2 = c</text:span></text:p>
      <text:p text:style-name="P5"><text:span text:style-name="T3">Set c = d</text:span></text:p>
      <text:p text:style-name="P5"><text:span text:style-name="T3">Set d = temp2</text:span></text:p>
      <text:p text:style-name="Standard"><text:span text:style-name="T3">End Modul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haroni" svg:font-family="Aharon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ladino</meta:initial-creator>
    <meta:editing-cycles>5</meta:editing-cycles>
    <meta:creation-date>2014-03-21T16:13:00</meta:creation-date>
    <dc:date>2017-06-13T12:51:51.30</dc:date>
    <meta:editing-duration>PT1M59S</meta:editing-duration>
    <meta:generator>OpenOffice/4.1.3$Win32 OpenOffice.org_project/413m1$Build-9783</meta:generator>
    <meta:document-statistic meta:table-count="0" meta:image-count="0" meta:object-count="0" meta:page-count="3" meta:paragraph-count="70" meta:word-count="382" meta:character-count="218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